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f4e" officeooo:paragraph-rsid="0014bf4e"/>
    </style:style>
    <style:style style:name="P2" style:family="paragraph" style:parent-style-name="Standard">
      <style:text-properties officeooo:rsid="0014bf4e" officeooo:paragraph-rsid="0014bf4e"/>
    </style:style>
    <style:style style:name="P3" style:family="paragraph" style:parent-style-name="Standard">
      <style:text-properties officeooo:rsid="0017cbbb" officeooo:paragraph-rsid="0017cbbb"/>
    </style:style>
    <style:style style:name="P4" style:family="paragraph" style:parent-style-name="Standard">
      <style:text-properties officeooo:rsid="001b227d" officeooo:paragraph-rsid="001b227d"/>
    </style:style>
    <style:style style:name="P5" style:family="paragraph" style:parent-style-name="Standard">
      <style:text-properties officeooo:rsid="001b8e23" officeooo:paragraph-rsid="001b8e23"/>
    </style:style>
    <style:style style:name="P6" style:family="paragraph" style:parent-style-name="Standard">
      <style:text-properties officeooo:rsid="001cd258" officeooo:paragraph-rsid="001cd258"/>
    </style:style>
    <style:style style:name="P7" style:family="paragraph" style:parent-style-name="Text_20_body" style:list-style-name="L1"/>
    <style:style style:name="P8" style:family="paragraph" style:parent-style-name="Text_20_body">
      <style:text-properties officeooo:rsid="0017cbbb" officeooo:paragraph-rsid="0017cbbb"/>
    </style:style>
    <style:style style:name="P9" style:family="paragraph" style:parent-style-name="Text_20_body" style:list-style-name="L2"/>
    <style:style style:name="P10" style:family="paragraph" style:parent-style-name="Text_20_body">
      <style:text-properties officeooo:rsid="0017e886" officeooo:paragraph-rsid="0017e886"/>
    </style:style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1">
      <style:paragraph-properties fo:margin-top="0cm" fo:margin-bottom="0cm" loext:contextual-spacing="false"/>
    </style:style>
    <style:style style:name="P15" style:family="paragraph" style:parent-style-name="Text_20_body" style:list-style-name="L2">
      <style:paragraph-properties fo:margin-top="0cm" fo:margin-bottom="0cm" loext:contextual-spacing="false"/>
    </style:style>
    <style:style style:name="P16" style:family="paragraph" style:parent-style-name="Text_20_body" style:list-style-name="L3">
      <style:paragraph-properties fo:margin-top="0cm" fo:margin-bottom="0cm" loext:contextual-spacing="false"/>
    </style:style>
    <style:style style:name="P17" style:family="paragraph" style:parent-style-name="Text_20_body" style:list-style-name="L4">
      <style:paragraph-properties fo:margin-top="0cm" fo:margin-bottom="0cm" loext:contextual-spacing="false"/>
    </style:style>
    <style:style style:name="P18" style:family="paragraph" style:parent-style-name="Text_20_body" style:list-style-name="L5">
      <style:paragraph-properties fo:margin-top="0cm" fo:margin-bottom="0cm" loext:contextual-spacing="false"/>
    </style:style>
    <style:style style:name="T1" style:family="text">
      <style:text-properties officeooo:rsid="0017cbbb"/>
    </style:style>
    <style:style style:name="T2" style:family="text">
      <style:text-properties officeooo:rsid="001b227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Pierwsze spotkanie z fizyka</text:p>
      <text:p text:style-name="P3"/>
      <text:list xml:id="list2738693799" text:style-name="L1">
        <text:list-item>
          <text:p text:style-name="P14">= C, D</text:p>
        </text:list-item>
        <text:list-item>
          <text:p text:style-name="P14">= B, E</text:p>
        </text:list-item>
        <text:list-item>
          <text:p text:style-name="P14">= B</text:p>
        </text:list-item>
        <text:list-item>
          <text:p text:style-name="P14">= B, C, D, A</text:p>
        </text:list-item>
        <text:list-item>
          <text:p text:style-name="P14">= B</text:p>
        </text:list-item>
        <text:list-item>
          <text:p text:style-name="P14">= 0,00159 km, 28 400 mm, 0,248 s, 42 700 kg</text:p>
        </text:list-item>
        <text:list-item>
          <text:p text:style-name="P14">= A, A, A, A, B, B, B</text:p>
        </text:list-item>
        <text:list-item>
          <text:p text:style-name="P14">= C</text:p>
        </text:list-item>
        <text:list-item>
          <text:p text:style-name="P14">= C, F</text:p>
        </text:list-item>
        <text:list-item>
          <text:p text:style-name="P14">= D</text:p>
        </text:list-item>
        <text:list-item>
          <text:p text:style-name="P14">= C</text:p>
        </text:list-item>
        <text:list-item>
          <text:p text:style-name="P14">= A, C</text:p>
        </text:list-item>
        <text:list-item>
          <text:p text:style-name="P14">= B</text:p>
        </text:list-item>
        <text:list-item>
          <text:p text:style-name="P7">= B, D</text:p>
          <text:p text:style-name="P7"/>
        </text:list-item>
      </text:list>
      <text:p text:style-name="P8">2. Własciwości i budowa materii</text:p>
      <text:list xml:id="list224667820" text:style-name="L2">
        <text:list-item>
          <text:p text:style-name="P15">= F, P, P, F</text:p>
        </text:list-item>
        <text:list-item>
          <text:p text:style-name="P15">= B, C</text:p>
        </text:list-item>
        <text:list-item>
          <text:p text:style-name="P15">= A, C</text:p>
        </text:list-item>
        <text:list-item>
          <text:p text:style-name="P15">= D</text:p>
        </text:list-item>
        <text:list-item>
          <text:p text:style-name="P15">= D</text:p>
        </text:list-item>
        <text:list-item>
          <text:p text:style-name="P15">= B, D<text:line-break/>7a. = A, C<text:line-break/>7b. = B, D<text:line-break/>8a. = A<text:line-break/>8b. = B<text:line-break/>8c. = C<text:line-break/>8d. = A</text:p>
        </text:list-item>
        <text:list-item>
          <text:p text:style-name="P15">= 0.2, 20, 200000</text:p>
        </text:list-item>
        <text:list-item>
          <text:p text:style-name="P15">= F, F, P, F</text:p>
        </text:list-item>
        <text:list-item>
          <text:p text:style-name="P15">= A</text:p>
        </text:list-item>
        <text:list-item>
          <text:p text:style-name="P15">= C</text:p>
        </text:list-item>
        <text:list-item>
          <text:p text:style-name="P15">= kg, N, kg, N, N, kg</text:p>
        </text:list-item>
        <text:list-item>
          <text:p text:style-name="P9">= 8.5 N, 12 N, 5.7 N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3. hydrostatyka i aerostatyka</text:p>
      <text:p text:style-name="P10"/>
      <text:list xml:id="list2573099105" text:style-name="L3">
        <text:list-item>
          <text:p text:style-name="P16">= B</text:p>
        </text:list-item>
        <text:list-item>
          <text:p text:style-name="P16">= D</text:p>
        </text:list-item>
        <text:list-item>
          <text:p text:style-name="P16">= C</text:p>
        </text:list-item>
        <text:list-item>
          <text:p text:style-name="P16">= A</text:p>
        </text:list-item>
        <text:list-item>
          <text:p text:style-name="P16">= P, F, P, F</text:p>
        </text:list-item>
        <text:list-item>
          <text:p text:style-name="P16">= D</text:p>
        </text:list-item>
        <text:list-item>
          <text:p text:style-name="P16">= E, H</text:p>
        </text:list-item>
        <text:list-item>
          <text:p text:style-name="P16">= A, D</text:p>
        </text:list-item>
        <text:list-item>
          <text:p text:style-name="P16">= A, D</text:p>
        </text:list-item>
        <text:list-item>
          <text:p text:style-name="P16">= A, C</text:p>
        </text:list-item>
        <text:list-item>
          <text:p text:style-name="P16">= B</text:p>
        </text:list-item>
        <text:list-item>
          <text:p text:style-name="P16">= F, P, F</text:p>
        </text:list-item>
        <text:list-item>
          <text:p text:style-name="P16">= B</text:p>
        </text:list-item>
        <text:list-item>
          <text:p text:style-name="P16">= C</text:p>
        </text:list-item>
        <text:list-item>
          <text:p text:style-name="P16">= B, E</text:p>
        </text:list-item>
        <text:list-item>
          <text:p text:style-name="P11">= D</text:p>
          <text:p text:style-name="P11"/>
        </text:list-item>
      </text:list>
      <text:p text:style-name="P4">4. kinematyka</text:p>
      <text:p text:style-name="P4"/>
      <text:list xml:id="list1386060839" text:style-name="L4">
        <text:list-item>
          <text:p text:style-name="P17">= <text:span text:style-name="T2">B</text:span>, D</text:p>
        </text:list-item>
        <text:list-item>
          <text:p text:style-name="P17">= A, C, D</text:p>
        </text:list-item>
        <text:list-item>
          <text:p text:style-name="P17">= B</text:p>
        </text:list-item>
        <text:list-item>
          <text:p text:style-name="P17">= B</text:p>
        </text:list-item>
        <text:list-item>
          <text:p text:style-name="P17">= D</text:p>
        </text:list-item>
        <text:list-item>
          <text:p text:style-name="P17">= C</text:p>
        </text:list-item>
        <text:list-item>
          <text:p text:style-name="P17">= D</text:p>
        </text:list-item>
        <text:list-item>
          <text:p text:style-name="P17">= F, P, F</text:p>
        </text:list-item>
        <text:list-item>
          <text:p text:style-name="P17">= D, C, B, A</text:p>
        </text:list-item>
        <text:list-item>
          <text:p text:style-name="P17">= P, F, F, F</text:p>
        </text:list-item>
        <text:list-item>
          <text:p text:style-name="P17">= C</text:p>
        </text:list-item>
        <text:list-item>
          <text:p text:style-name="P17">= P, P, F, F, P</text:p>
        </text:list-item>
        <text:list-item>
          <text:p text:style-name="P17">= B</text:p>
        </text:list-item>
        <text:list-item>
          <text:p text:style-name="P17">= B, A, C</text:p>
        </text:list-item>
        <text:list-item>
          <text:p text:style-name="P12">= B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5. Dynamika</text:p>
      <text:p text:style-name="P5"/>
      <text:p text:style-name="P5"/>
      <text:p text:style-name="P1">1a. = C</text:p>
      <text:p text:style-name="P1">1b. = D</text:p>
      <text:p text:style-name="P1">2. = A, D</text:p>
      <text:p text:style-name="P1">3. = A</text:p>
      <text:p text:style-name="P1">4. = B, C</text:p>
      <text:p text:style-name="P1">5. = A, C</text:p>
      <text:p text:style-name="P1">6. = C</text:p>
      <text:p text:style-name="P1">7. = B</text:p>
      <text:p text:style-name="P1">8. = C</text:p>
      <text:p text:style-name="P1">9. = P, F, P</text:p>
      <text:p text:style-name="P1">10. = P, F, F, P</text:p>
      <text:p text:style-name="P1">11. = C</text:p>
      <text:p text:style-name="P1">12. = D</text:p>
      <text:p text:style-name="P1">13. = B, D</text:p>
      <text:p text:style-name="P1">14. = C</text:p>
      <text:p text:style-name="P1"/>
      <text:p text:style-name="P1"/>
      <text:p text:style-name="P6">6. Praca, moc, energia</text:p>
      <text:p text:style-name="P6"/>
      <text:list xml:id="list2084842195" text:style-name="L5">
        <text:list-item>
          <text:p text:style-name="P18">= B</text:p>
        </text:list-item>
        <text:list-item>
          <text:p text:style-name="P18">= B, C, E</text:p>
        </text:list-item>
        <text:list-item>
          <text:p text:style-name="P18">= B, D</text:p>
        </text:list-item>
        <text:list-item>
          <text:p text:style-name="P18">= P, F, F</text:p>
        </text:list-item>
        <text:list-item>
          <text:p text:style-name="P18">= A</text:p>
        </text:list-item>
        <text:list-item>
          <text:p text:style-name="P18">= F, F, P, P</text:p>
        </text:list-item>
        <text:list-item>
          <text:p text:style-name="P18">= C</text:p>
        </text:list-item>
        <text:list-item>
          <text:p text:style-name="P18">= A, C</text:p>
        </text:list-item>
        <text:list-item>
          <text:p text:style-name="P18">= P, P, P, F, P, F</text:p>
        </text:list-item>
        <text:list-item>
          <text:p text:style-name="P18">= B</text:p>
        </text:list-item>
        <text:list-item>
          <text:p text:style-name="P18">= B</text:p>
        </text:list-item>
        <text:list-item>
          <text:p text:style-name="P18">= D</text:p>
        </text:list-item>
        <text:list-item>
          <text:p text:style-name="P18">= P, F, P</text:p>
        </text:list-item>
        <text:list-item>
          <text:p text:style-name="P13">= A, E, F</text:p>
        </text:list-item>
      </text:list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7. </text:span>Termodynamika</text:p>
      <text:p text:style-name="P1"><text:span text:style-name="Strong_20_Emphasis"/></text:p>
      <text:p text:style-name="Text_20_body">1a. = A<text:line-break/>1b. = D<text:line-break/>2. = C, F<text:line-break/>3. = B, A, B, B, A<text:line-break/>4a. = A<text:line-break/>4b. = A<text:line-break/>4c. = B<text:line-break/>4d. = B<text:line-break/>5. = A, D<text:line-break/>6a. = A<text:line-break/>6b. = B<text:line-break/>7. = A<text:line-break/>8a. = D<text:line-break/>8b. = A<text:line-break/>9. = C<text:line-break/>10a. = B<text:line-break/>10b. = A<text:line-break/>11. = P, P, F, F<text:line-break/>12a. = B<text:line-break/>12b. = B<text:line-break/>12c. = A<text:line-break/>13. = F, F, P, P, F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8T19:27:09.592288884</meta:creation-date>
    <dc:date>2024-10-28T21:10:57.450333913</dc:date>
    <meta:editing-duration>PT1H35M34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4" meta:paragraph-count="94" meta:word-count="479" meta:character-count="1218" meta:non-whitespace-character-count="904"/>
  </office:meta>
</office:document-meta>
</file>